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F16" svg:font-family="F16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language="en" fo:country="US" fo:font-style="normal" style:text-underline-style="none" fo:font-weight="bold" style:text-blinking="false" fo:background-color="transparent"/>
    </style:style>
    <style:style style:name="P2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134f5c" style:text-line-through-style="none" style:font-name="Times New Roman" fo:font-size="15.75pt" fo:language="en" fo:country="US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 style:font-name-asian="Times New Roman1" style:font-size-asian="12pt" style:font-name-complex="Times New Roman1" style:font-size-complex="12pt"/>
    </style:style>
    <style:style style:name="P6" style:family="paragraph" style:parent-style-name="Text_20_body">
      <style:paragraph-properties fo:margin-top="0cm" fo:margin-bottom="0cm" fo:line-height="100%"/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font-variant="normal" fo:text-transform="none" fo:color="#85200c" style:text-line-through-style="none" style:font-name="Times New Roman" fo:font-size="21.2999992370605pt" fo:language="en" fo:country="US" fo:font-style="normal" style:text-underline-style="none" fo:font-weight="bold" style:text-blinking="false" fo:background-color="transparent" style:font-size-asian="21.2999992370605pt" style:font-size-complex="21.2999992370605pt"/>
    </style:style>
    <style:style style:name="P8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9.69999980926514pt" fo:language="en" fo:country="US" fo:font-style="normal" style:text-underline-style="none" fo:font-weight="normal" style:text-blinking="false" fo:background-color="transparent" style:font-size-asian="9.69999980926514pt" style:font-size-complex="9.69999980926514pt"/>
    </style:style>
    <style:style style:name="P9" style:family="paragraph" style:parent-style-name="Text_20_body" style:list-style-name="L1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 style:font-weight-asian="normal" style:font-weight-complex="normal"/>
    </style:style>
    <style:style style:name="P10" style:family="paragraph" style:parent-style-name="Text_20_body" style:list-style-name="L1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F16" fo:font-size="12pt" fo:language="en" fo:country="US" fo:font-style="normal" style:text-underline-style="none" fo:font-weight="normal" style:text-blinking="false" fo:background-color="transparent" style:font-name-asian="F16" style:font-size-asian="12pt" style:font-weight-asian="normal" style:font-name-complex="F16" style:font-size-complex="12pt" style:font-weight-complex="normal"/>
    </style:style>
    <style:style style:name="P11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font-name="Times New Roman" style:font-name-asian="TimesNewRomanPSMT" style:font-name-complex="TimesNewRomanPSM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ject Arimaa – CR13 : Wednesday, December, 10<text:span text:style-name="T1">th</text:span> </text:p>
      <text:p text:style-name="P8">Presents : Everyone, with<text:span text:style-name="T2"> and Christian Raymond</text:span></text:p>
      <text:h text:style-name="P1" text:outline-level="1">Order of business :</text:h>
      <text:list xml:id="list4016350543674192974" text:style-name="L1">
        <text:list-item>
          <text:p text:style-name="P9">Remarks about list of tasks</text:p>
        </text:list-item>
        <text:list-item>
          <text:p text:style-name="P9">Remarks about poker method</text:p>
        </text:list-item>
        <text:list-item>
          <text:p text:style-name="P9">CAF disappearing Gabriel part 2</text:p>
        </text:list-item>
        <text:list-item>
          <text:p text:style-name="P9">Artificial Intelligence, MCTS Algorithm, Agile methods, date with numbers</text:p>
        </text:list-item>
        <text:list-item>
          <text:p text:style-name="P9">There will always be problems or delays that come up (benoit part)</text:p>
        </text:list-item>
        <text:list-item>
          <text:p text:style-name="P9">Our main risk factor is the point number 1 :</text:p>
        </text:list-item>
        <text:list-item>
          <text:p text:style-name="P9">grid'5000 gabriel</text:p>
        </text:list-item>
        <text:list-item>
          <text:p text:style-name="P9">deux points</text:p>
        </text:list-item>
        <text:list-item>
          <text:p text:style-name="P10">The 5 kind of risks</text:p>
        </text:list-item>
        <text:list-item>
          <text:p text:style-name="P9">Questions report parts</text:p>
        </text:list-item>
      </text:list>
      <text:p text:style-name="P4"/>
      <text:h text:style-name="P1" text:outline-level="1">Information :</text:h>
      <text:list xml:id="list6491623009736723335" text:style-name="L2">
        <text:list-item>
          <text:p text:style-name="P11"/>
        </text:list-item>
      </text:list>
      <text:p text:style-name="P5"/>
      <text:h text:style-name="P3" text:outline-level="1">Planification</text:h>
      <text:p text:style-name="P6">Task<text:tab/><text:tab/><text:tab/><text:tab/><text:tab/><text:tab/><text:tab/><text:tab/><text:tab/>Responsible<text:tab/><text:tab/>Deadline</text:p>
      <text:h text:style-name="P2" text:outline-level="1">Finish the game application<text:tab/><text:tab/><text:tab/><text:tab/><text:tab/><text:tab/>Gabriel<text:tab/><text:tab/>12/18</text:h>
      <text:h text:style-name="P1" text:outline-level="1">Next meeting : 12/17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F16" svg:font-family="F16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09-24T22:08:19.86</meta:creation-date>
    <dc:date>2014-12-10T14:54:41.87</dc:date>
    <dc:creator>Dan </dc:creator>
    <meta:editing-duration>P1DT4H57M29S</meta:editing-duration>
    <meta:editing-cycles>591</meta:editing-cycles>
    <meta:generator>OpenOffice/4.1.1$Win32 OpenOffice.org_project/411m6$Build-9775</meta:generator>
    <meta:document-statistic meta:table-count="0" meta:image-count="0" meta:object-count="0" meta:page-count="1" meta:paragraph-count="18" meta:word-count="102" meta:character-count="599"/>
  </office:meta>
</office:document-meta>
</file>